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hiteListManager.initSqlQueries( Connection conn , org . apache . mailet . MailetContext mailet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hiteListManager.createTable( Connection conn , String tableNameSqlStringName , String createSqlString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WhiteListManager.service( Mail mail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WhiteListManager.manageRemoveRequest( Mail mail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3">
            <text:p text:style-name="Table_20_Contents">13</text:p>
          </table:table-cell>
          <table:table-cell office:value-type="float" office:value="99">
            <text:p text:style-name="Table_20_Contents">99</text:p>
          </table:table-cell>
        </table:table-row>
        <table:table-row>
          <table:table-cell office:value-type="string">
            <text:p text:style-name="Table_20_Contents">WhiteListManager.getMaile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hiteListManager.delegatedLog( String log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hiteListManager.checkTables( Connection con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hiteListManager.getSql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hiteListManager.checkAndInsert( MailAddress senderMailAddress , Collection recipients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5">
            <text:p text:style-name="Table_20_Contents">65</text:p>
          </table:table-cell>
        </table:table-row>
        <table:table-row>
          <table:table-cell office:value-type="string">
            <text:p text:style-name="Table_20_Contents">WhiteListManager.init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72">
            <text:p text:style-name="Table_20_Contents">72</text:p>
          </table:table-cell>
        </table:table-row>
        <table:table-row>
          <table:table-cell office:value-type="string">
            <text:p text:style-name="Table_20_Contents">WhiteListManager.getPrimaryName( String originalUser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WhiteListManager.manageInsertRequest( Mail mail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9">
            <text:p text:style-name="Table_20_Contents">99</text:p>
          </table:table-cell>
        </table:table-row>
        <table:table-row>
          <table:table-cell office:value-type="string">
            <text:p text:style-name="Table_20_Contents">WhiteListManager.manageDisplayRequest( Mail mai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WhiteListManager.sendReplyFromPostmaster( Mail mail , String stringCont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38">
            <text:p text:style-name="Table_20_Contents">3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